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LANOCCA PERALTA PETER JOH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7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YRAMPO VASQUEZ CRISTIAN FERNAND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JACINTO ALANOCCA, PEDRO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8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8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42900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573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46 A.M.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2:06:45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